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4mm"/>
    </style:style>
    <style:style style:name="co2" style:family="table-column">
      <style:table-column-properties fo:break-before="auto" style:column-width="94.76mm"/>
    </style:style>
    <style:style style:name="co3" style:family="table-column">
      <style:table-column-properties fo:break-before="auto" style:column-width="84.14mm"/>
    </style:style>
    <style:style style:name="co4" style:family="table-column">
      <style:table-column-properties fo:break-before="auto" style:column-width="133.79mm"/>
    </style:style>
    <style:style style:name="co5" style:family="table-column">
      <style:table-column-properties fo:break-before="auto" style:column-width="22.58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1.04mm" fo:break-before="auto" style:use-optimal-row-height="false"/>
    </style:style>
    <style:style style:name="ro4" style:family="table-row">
      <style:table-row-properties style:row-height="16.3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8.17mm" fo:break-before="auto" style:use-optimal-row-height="true"/>
    </style:style>
    <style:style style:name="ro7" style:family="table-row">
      <style:table-row-properties style:row-height="32.1mm" fo:break-before="auto" style:use-optimal-row-height="true"/>
    </style:style>
    <style:style style:name="ro8" style:family="table-row">
      <style:table-row-properties style:row-height="24.22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40.01mm" fo:break-before="auto" style:use-optimal-row-height="true"/>
    </style:style>
    <style:style style:name="ro11" style:family="table-row">
      <style:table-row-properties style:row-height="51.86mm" fo:break-before="auto" style:use-optimal-row-height="true"/>
    </style:style>
    <style:style style:name="ro12" style:family="table-row">
      <style:table-row-properties style:row-height="59.76mm" fo:break-before="auto" style:use-optimal-row-height="true"/>
    </style:style>
    <style:style style:name="ro13" style:family="table-row">
      <style:table-row-properties style:row-height="71.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table-cell-properties style:text-align-source="fix" style:repeat-content="false" fo:wrap-option="wrap" style:vertical-align="top"/>
      <style:paragraph-properties fo:text-align="center" fo:margin-left="0mm"/>
    </style:style>
    <style:style style:name="ce3" style:family="table-cell" style:parent-style-name="Default" style:data-style-name="N0">
      <style:table-cell-properties style:text-align-source="fix" style:repeat-content="false" fo:wrap-option="wrap" style:vertical-align="top"/>
      <style:paragraph-properties fo:text-align="center" fo:margin-left="0mm"/>
    </style:style>
    <style:style style:name="ce4"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bold" style:font-weight-asian="bold" style:font-weight-complex="bold"/>
    </style:style>
    <style:style style:name="ce6" style:family="table-cell" style:parent-style-name="Default">
      <style:table-cell-properties fo:wrap-option="wrap" style:vertical-align="top"/>
    </style:style>
    <style:style style:name="ce7" style:family="table-cell" style:parent-style-name="Default">
      <style:table-cell-properties style:vertical-align="top"/>
    </style:style>
    <style:style style:name="ce8" style:family="table-cell" style:parent-style-name="Default">
      <style:table-cell-properties style:vertical-align="top"/>
      <style:text-properties style:font-name="Liberation Mono"/>
    </style:style>
    <style:style style:name="ce9" style:family="table-cell" style:parent-style-name="Default">
      <style:table-cell-properties fo:wrap-option="wrap" style:vertical-align="top"/>
      <style:text-properties style:font-name="Liberation Mono" style:font-name-asian="Droid Sans Fallback" style:font-name-complex="FreeSans"/>
    </style:style>
    <style:style style:name="T1" style:family="text">
      <style:text-properties style:font-name="Liberation Mono" style:font-name-asian="Droid Sans Fallback" style:font-name-complex="FreeSans"/>
    </style:style>
    <style:style style:name="T2" style:family="text">
      <style:text-properties style:font-name-asian="Droid Sans Fallback" style:font-name-complex="FreeSans"/>
    </style:style>
  </office:automatic-styles>
  <office:body>
    <office:spreadsheet>
      <table:calculation-settings table:automatic-find-labels="false"/>
      <table:table table:name="Hoja1" table:style-name="ta1">
        <table:table-column table:style-name="co1" table:default-cell-style-name="ce2"/>
        <table:table-column table:style-name="co2" table:default-cell-style-name="ce6"/>
        <table:table-column table:style-name="co3" table:default-cell-style-name="ce6"/>
        <table:table-column table:style-name="co4" table:default-cell-style-name="ce7"/>
        <table:table-row table:style-name="ro1">
          <table:table-cell table:style-name="ce1"/>
          <table:table-cell table:style-name="ce5" office:value-type="string" calcext:value-type="string">
            <text:p>Idea: same structure than the LT, a very short intro, then show the basic usage, then some advanced one.</text:p>
          </table:table-cell>
          <table:table-cell table:number-columns-repeated="2"/>
        </table:table-row>
        <table:table-row table:style-name="ro2">
          <table:table-cell table:number-columns-repeated="4"/>
        </table:table-row>
        <table:table-row table:style-name="ro2">
          <table:table-cell table:style-name="ce3" table:formula="of:=CONCATENATE(INT(SUM([.A5:.A46]) / 60); &quot;m &quot;; MOD(SUM([.A5:.A46]); 60); &quot;s&quot;)" office:value-type="string" office:string-value="3m 50s" calcext:value-type="string">
            <text:p>3m 50s</text:p>
          </table:table-cell>
          <table:table-cell table:number-columns-repeated="3"/>
        </table:table-row>
        <table:table-row table:style-name="ro2">
          <table:table-cell table:style-name="ce4" office:value-type="string" calcext:value-type="string">
            <text:p>Aprox time (secs)</text:p>
          </table:table-cell>
          <table:table-cell table:style-name="ce4" office:value-type="string" calcext:value-type="string">
            <text:p>Speech</text:p>
          </table:table-cell>
          <table:table-cell table:style-name="ce4" office:value-type="string" calcext:value-type="string">
            <text:p>To show</text:p>
          </table:table-cell>
          <table:table-cell/>
        </table:table-row>
        <table:table-row table:style-name="ro3">
          <table:table-cell office:value-type="float" office:value="10" calcext:value-type="float">
            <text:p>10</text:p>
          </table:table-cell>
          <table:table-cell office:value-type="string" calcext:value-type="string">
            <text:p>If you do Python you use virtualenvs a lot… and if you don't, you should! Virtualenvs are great!</text:p>
          </table:table-cell>
          <table:table-cell office:value-type="string" calcext:value-type="string">
            <text:p>Slide! “Virtualenvs are great!” (with some funny picture)</text:p>
          </table:table-cell>
          <table:table-cell/>
        </table:table-row>
        <table:table-row table:style-name="ro4">
          <table:table-cell office:value-type="float" office:value="20" calcext:value-type="float">
            <text:p>20</text:p>
          </table:table-cell>
          <table:table-cell office:value-type="string" calcext:value-type="string">
            <text:p>But there's a down side, you need to manage them: create them, install modules in them, activate them to be used by each program and deactivate them later, remember the names of each environment for each program, etc.</text:p>
          </table:table-cell>
          <table:table-cell office:value-type="string" calcext:value-type="string">
            <text:p>Slide! “But you need to manage them” (with the funny picture of the monkey)</text:p>
          </table:table-cell>
          <table:table-cell/>
        </table:table-row>
        <table:table-row table:style-name="ro5">
          <table:table-cell office:value-type="float" office:value="10" calcext:value-type="float">
            <text:p>10</text:p>
          </table:table-cell>
          <table:table-cell office:value-type="string" calcext:value-type="string">
            <text:p>This is the problem that is solved by fades, which handles all the virtualenvs automagically and you only need to specify which dependencies you need!</text:p>
          </table:table-cell>
          <table:table-cell office:value-type="string" calcext:value-type="string">
            <text:p>Slide! “***** fades *****”, maybe with The Cheese, and picture of “it's easy”</text:p>
          </table:table-cell>
          <table:table-cell/>
        </table:table-row>
        <table:table-row table:style-name="ro6">
          <table:table-cell office:value-type="float" office:value="10" calcext:value-type="float">
            <text:p>10</text:p>
          </table:table-cell>
          <table:table-cell office:value-type="string" calcext:value-type="string">
            <text:p>Let's take for example this script, which just gets the conversion rate from US dollars to Argentine pesos; it uses the “requests” module.</text:p>
          </table:table-cell>
          <table:table-cell office:value-type="string" calcext:value-type="string">
            <text:p>Video! Show the script in E8, highlight a little to just show the key parts of the code, nothing fancy (remember that if the user want to study the code in detail she can always pause the video)</text:p>
          </table:table-cell>
          <table:table-cell table:style-name="ce8" office:value-type="string" calcext:value-type="string">
            <text:p>import json</text:p>
            <text:p>import requests</text:p>
            <text:p/>
            <text:p>url = "http://www.google.com/finance/info?q=CURRENCY:USDARS"</text:p>
            <text:p>req = requests.get(url)</text:p>
            <text:p>vals = json.loads(req.content.decode('utf8')[4:])</text:p>
            <text:p>print(vals[0]['l'])</text:p>
          </table:table-cell>
        </table:table-row>
        <table:table-row table:style-name="ro7">
          <table:table-cell office:value-type="float" office:value="20" calcext:value-type="float">
            <text:p>20</text:p>
          </table:table-cell>
          <table:table-cell office:value-type="string" calcext:value-type="string">
            <text:p>We can execute this script with fades, indicating that we need the “requests” dependency, and fades will create a new virtualenv, install the dependency, and then execute the script in that environment. See how fades shows that it's hitting the network to install the needed dependency the first time we do this, but the second time it already has the virtualenv cached, so it will just use it, no delay or noticeable work!</text:p>
          </table:table-cell>
          <table:table-cell office:value-type="string" calcext:value-type="string">
            <text:p>Video! Execute the script with fades (as in D8), highlighting the messages shown, and then execute it again.</text:p>
          </table:table-cell>
          <table:table-cell table:style-name="ce8" office:value-type="string" calcext:value-type="string">
            <text:p>fades -d requests script.py</text:p>
          </table:table-cell>
        </table:table-row>
        <table:table-row table:style-name="ro8">
          <table:table-cell office:value-type="float" office:value="10" calcext:value-type="float">
            <text:p>10</text:p>
          </table:table-cell>
          <table:table-cell office:value-type="string" calcext:value-type="string">
            <text:p>If we want just to experiment with the library, note that if we execute fades without specifying an script, it will just open an interactive interpreter in the context of a virtualenv having the specified dependencies</text:p>
          </table:table-cell>
          <table:table-cell office:value-type="string" calcext:value-type="string">
            <text:p>Video! Execute fades, import requests, and do something simple)</text:p>
          </table:table-cell>
          <table:table-cell table:style-name="ce8" office:value-type="string" calcext:value-type="string">
            <text:p>fades -d requests</text:p>
            <text:p/>
            <text:p>…</text:p>
            <text:p/>
            <text:p>&gt;&gt;&gt; import requests</text:p>
            <text:p>&gt;&gt;&gt; requests.__file__</text:p>
          </table:table-cell>
        </table:table-row>
        <table:table-row table:style-name="ro9">
          <table:table-cell office:value-type="float" office:value="5" calcext:value-type="float">
            <text:p>5</text:p>
          </table:table-cell>
          <table:table-cell office:value-type="string" calcext:value-type="string">
            <text:p>If you're used to use ipython, no problem at all! Fades supports it</text:p>
          </table:table-cell>
          <table:table-cell office:value-type="string" calcext:value-type="string">
            <text:p>Video! Execute fades, highlight that it's ipython, import requests</text:p>
          </table:table-cell>
          <table:table-cell table:style-name="ce8" office:value-type="string" calcext:value-type="string">
            <text:p>fades -d requests</text:p>
            <text:p/>
            <text:p>…</text:p>
            <text:p/>
            <text:p>&gt;&gt;&gt; import requests</text:p>
          </table:table-cell>
        </table:table-row>
        <table:table-row table:style-name="ro9">
          <table:table-cell office:value-type="float" office:value="10" calcext:value-type="float">
            <text:p>10</text:p>
          </table:table-cell>
          <table:table-cell office:value-type="string" calcext:value-type="string">
            <text:p>Fades even suppors any version of Python, so for example if you need to do some experiments using requests, but in Python 2, you can specify that to fades and it will create a Python 2 virtualenv, and do the right things there.</text:p>
          </table:table-cell>
          <table:table-cell office:value-type="string" calcext:value-type="string">
            <text:p>Video! Execute fades, highlight that it's python2, import requests</text:p>
          </table:table-cell>
          <table:table-cell table:style-name="ce8" office:value-type="string" calcext:value-type="string">
            <text:p>fades -d requests --python=python2</text:p>
            <text:p/>
            <text:p>…</text:p>
            <text:p/>
            <text:p>&gt;&gt;&gt; import requests</text:p>
          </table:table-cell>
        </table:table-row>
        <table:table-row table:style-name="ro1">
          <table:table-cell office:value-type="float" office:value="5" calcext:value-type="float">
            <text:p>5</text:p>
          </table:table-cell>
          <table:table-cell office:value-type="string" calcext:value-type="string">
            <text:p>Specifying multiple dependencies is dead easy, just repeat the parameters all the times you need it!</text:p>
          </table:table-cell>
          <table:table-cell office:value-type="string" calcext:value-type="string">
            <text:p>Video! Execute fades (and not exit from the interactive interpreter)</text:p>
          </table:table-cell>
          <table:table-cell table:style-name="ce8" office:value-type="string" calcext:value-type="string">
            <text:p>fades -d requests -d mutagen</text:p>
          </table:table-cell>
        </table:table-row>
        <table:table-row table:style-name="ro10">
          <table:table-cell office:value-type="float" office:value="10" calcext:value-type="float">
            <text:p>10</text:p>
          </table:table-cell>
          <table:table-cell office:value-type="string" calcext:value-type="string">
            <text:p>Also, see how you can even specify the required versions… by default it brought the latest requests, but if we put a constraint there, it will do the right thing</text:p>
          </table:table-cell>
          <table:table-cell office:value-type="string" calcext:value-type="string">
            <text:p>Video! Show something in the last interactive interpreter, execute fades again, show the same</text:p>
          </table:table-cell>
          <table:table-cell table:style-name="ce8" office:value-type="string" calcext:value-type="string">
            <text:p><text:span text:style-name="T1">&gt;&gt;&gt; import requests</text:span></text:p>
            <text:p><text:span text:style-name="T1">&gt;&gt;&gt; requests.__version__</text:span></text:p>
            <text:p><text:span text:style-name="T1">…</text:span></text:p>
            <text:p/>
            <text:p><text:span text:style-name="T1">fades -d "requests&lt;2.8" -d mutagen</text:span></text:p>
            <text:p/>
            <text:p>…</text:p>
            <text:p/>
            <text:p>&gt;&gt;&gt; import requests</text:p>
            <text:p><text:span text:style-name="T1">&gt;&gt;&gt; requests.__version__</text:span></text:p>
          </table:table-cell>
        </table:table-row>
        <table:table-row table:style-name="ro11">
          <table:table-cell office:value-type="float" office:value="20" calcext:value-type="float">
            <text:p>20</text:p>
          </table:table-cell>
          <table:table-cell office:value-type="string" calcext:value-type="string">
            <text:p>It's normal in the virtualenv world that projects have all the dependencies in a file, already prepared to call pip install on it when you're in a virtualenv. Fades supports it as well... to running a script or even to start an interactive interpreter</text:p>
          </table:table-cell>
          <table:table-cell office:value-type="string" calcext:value-type="string">
            <text:p>Video! Show content of requirements.txt (with requests and mutagen&lt;2.8", run fades with the script, run fades without the scripts, and then use the imports</text:p>
          </table:table-cell>
          <table:table-cell table:style-name="ce9" office:value-type="string" calcext:value-type="string">
            <text:p><text:span text:style-name="T2">cat requirements.txt</text:span></text:p>
            <text:p/>
            <text:p><text:span text:style-name="T2">…</text:span></text:p>
            <text:p/>
            <text:p><text:span text:style-name="T2">fades -r requirements.txt script.py</text:span></text:p>
            <text:p/>
            <text:p><text:span text:style-name="T2">…</text:span></text:p>
            <text:p/>
            <text:p><text:span text:style-name="T2">fades -r requirements.txt</text:span></text:p>
            <text:p/>
            <text:p><text:span text:style-name="T2">…</text:span></text:p>
            <text:p/>
            <text:p><text:span text:style-name="T2">&gt;&gt;&gt; import requests, mutagen</text:span></text:p>
          </table:table-cell>
        </table:table-row>
        <table:table-row table:style-name="ro9">
          <table:table-cell office:value-type="float" office:value="5" calcext:value-type="float">
            <text:p>5</text:p>
          </table:table-cell>
          <table:table-cell office:value-type="string" calcext:value-type="string">
            <text:p>For scripts, we can even make this all even more automatic, which is great because it will make the script completely autonomous, and we'll never need to remember again how to execute the script or which dependencies it needed.</text:p>
          </table:table-cell>
          <table:table-cell office:value-type="string" calcext:value-type="string">
            <text:p>-</text:p>
          </table:table-cell>
          <table:table-cell table:style-name="ce8" office:value-type="string" calcext:value-type="string">
            <text:p>-</text:p>
          </table:table-cell>
        </table:table-row>
        <table:table-row table:style-name="ro12">
          <table:table-cell office:value-type="float" office:value="25" calcext:value-type="float">
            <text:p>25</text:p>
          </table:table-cell>
          <table:table-cell office:value-type="string" calcext:value-type="string">
            <text:p>To achieve this, we need to mark the script as executable, and then let the system know that it needs to use fades to execute it.</text:p>
            <text:p/>
            <text:p>We can even mark inside the script which dependencies needs to be installed by fades in the virtualenv, just by adding a comment in the proper import!</text:p>
            <text:p/>
            <text:p>After those changes, nothing needs to be remembered to run the script!</text:p>
          </table:table-cell>
          <table:table-cell office:value-type="string" calcext:value-type="string">
            <text:p>Video! chmod, and then edit and add top line; then add the comment; then close it and run the script</text:p>
          </table:table-cell>
          <table:table-cell table:style-name="ce9" office:value-type="string" calcext:value-type="string">
            <text:p><text:span text:style-name="T2">chmod +x script.py</text:span></text:p>
            <text:p/>
            <text:p><text:span text:style-name="T2">…</text:span></text:p>
            <text:p/>
            <text:p><text:span text:style-name="T2">vi script.py</text:span></text:p>
            <text:p><text:span text:style-name="T2">(add in the top) #!/usr/bin/fades</text:span></text:p>
            <text:p/>
            <text:p><text:span text:style-name="T2">…</text:span></text:p>
            <text:p/>
            <text:p><text:span text:style-name="T2">(add in the import)   # fades</text:span></text:p>
            <text:p/>
            <text:p><text:span text:style-name="T2">…</text:span></text:p>
            <text:p/>
            <text:p><text:span text:style-name="T2">(close the editor)</text:span></text:p>
            <text:p><text:span text:style-name="T2">./script.py</text:span></text:p>
          </table:table-cell>
        </table:table-row>
        <table:table-row table:style-name="ro8">
          <table:table-cell office:value-type="float" office:value="10" calcext:value-type="float">
            <text:p>10</text:p>
          </table:table-cell>
          <table:table-cell office:value-type="string" calcext:value-type="string">
            <text:p>fades supports also executing a script or binary installed inside the virtualenv, which opens multiple possibilities... for example, is common to run django projects inside virtualenvs, but how to create the project if you still don't have the django installed? it's very easy with fades:</text:p>
          </table:table-cell>
          <table:table-cell office:value-type="string" calcext:value-type="string">
            <text:p>Video! execute fades, then show the created dir</text:p>
          </table:table-cell>
          <table:table-cell table:style-name="ce8" office:value-type="string" calcext:value-type="string">
            <text:p>fades -d django==1.8 -x django-admin startproject superweb</text:p>
            <text:p/>
            <text:p><text:span text:style-name="T1">…</text:span></text:p>
            <text:p/>
            <text:p><text:span text:style-name="T1">cd superweb</text:span></text:p>
            <text:p><text:span text:style-name="T1">ls -l</text:span></text:p>
          </table:table-cell>
        </table:table-row>
        <table:table-row table:style-name="ro8">
          <table:table-cell office:value-type="float" office:value="15" calcext:value-type="float">
            <text:p>15</text:p>
          </table:table-cell>
          <table:table-cell office:value-type="string" calcext:value-type="string">
            <text:p>Other common case is to execute a project's tests in the environment specified by that project...</text:p>
            <text:p/>
            <text:p>... you can even put this command in your project "test" script and collaborators won't need anything else than fades to run your project tests, or to start it!</text:p>
          </table:table-cell>
          <table:table-cell office:value-type="string" calcext:value-type="string">
            <text:p>Video! execute fades in a project where that makes sense</text:p>
          </table:table-cell>
          <table:table-cell table:style-name="ce8" office:value-type="string" calcext:value-type="string">
            <text:p>fades -r requirements.txt -x nosetests -v -s tests/</text:p>
          </table:table-cell>
        </table:table-row>
        <table:table-row table:style-name="ro10">
          <table:table-cell office:value-type="float" office:value="20" calcext:value-type="float">
            <text:p>20</text:p>
          </table:table-cell>
          <table:table-cell office:value-type="string" calcext:value-type="string">
            <text:p>fades is quite more complex, there are several other options that you can use; a common one is to make it create a virtualenv that uses stuff installed in your system too, in case you have a dependency that can not really go into a virtualenv (for example, PyQt)</text:p>
          </table:table-cell>
          <table:table-cell office:value-type="string" calcext:value-type="string">
            <text:p>Video! execute fades, do the imports, highlighting the paths to mark what is in the virtualenv, what is from the system</text:p>
          </table:table-cell>
          <table:table-cell table:style-name="ce8" office:value-type="string" calcext:value-type="string">
            <text:p>fades -d subliminal --system-site-packages</text:p>
            <text:p><text:span text:style-name="T1"/></text:p>
            <text:p><text:span text:style-name="T1">…</text:span></text:p>
            <text:p><text:span text:style-name="T1"/></text:p>
            <text:p><text:span text:style-name="T1">&gt;&gt;&gt; import subliminal</text:span></text:p>
            <text:p><text:span text:style-name="T1">&gt;&gt;&gt; subliminal.__file__</text:span></text:p>
            <text:p><text:span text:style-name="T1">'/home/facundo/.local/share/fades/86a94f07-5f83-4629-854b-68fde7c327d0/lib/python3.4/site-packages/subliminal/__init__.py'</text:span></text:p>
            <text:p><text:span text:style-name="T1">&gt;&gt;&gt; import yaml</text:span></text:p>
            <text:p><text:span text:style-name="T1">&gt;&gt;&gt; yaml.__file__</text:span></text:p>
            <text:p><text:span text:style-name="T1">'/usr/lib/python3/dist-packages/yaml/__init__.py'</text:span></text:p>
          </table:table-cell>
        </table:table-row>
        <table:table-row table:style-name="ro13">
          <table:table-cell office:value-type="float" office:value="10" calcext:value-type="float">
            <text:p>10</text:p>
          </table:table-cell>
          <table:table-cell office:value-type="string" calcext:value-type="string">
            <text:p>You may wonder how can you get to execute fades and unleash all this power? Well, most natural way is to have it installed in the system, which you may do by using apt-get, yaourt, dpkg -i, getting the tarball and installing from there, or even a system pip install (the last one you would need to do!)</text:p>
          </table:table-cell>
          <table:table-cell office:value-type="string" calcext:value-type="string">
            <text:p>Slide! show the URLs</text:p>
          </table:table-cell>
          <table:table-cell table:style-name="ce8" office:value-type="string" calcext:value-type="string">
            <text:p>Debian testing / Ubuntu &gt;= 15.10: </text:p>
            <text:p>    sudo apt-get install fades</text:p>
            <text:p/>
            <text:p>Other Debian/Ubuntu systems: </text:p>
            <text:p>    wget http://www.taniquetil.com.ar/fades/fades-latest.deb </text:p>
            <text:p>    sudo dpkg -i fades-latest.deb</text:p>
            <text:p/>
            <text:p>Arch: </text:p>
            <text:p>    sudo yaourt -S fades</text:p>
            <text:p/>
            <text:p>Multiplatform, from the tarball:</text:p>
            <text:p>    wget http://www.taniquetil.com.ar/fades/fades-latest.tar.gz</text:p>
            <text:p>    tar -xf fades-latest.tar.gz</text:p>
            <text:p>    cd fades-*</text:p>
            <text:p>    sudo ./setup.py install</text:p>
            <text:p/>
            <text:p>Multiplatform, from PyPI</text:p>
            <text:p>    sudo pip3 install fades</text:p>
          </table:table-cell>
        </table:table-row>
        <table:table-row table:style-name="ro4">
          <table:table-cell office:value-type="float" office:value="15" calcext:value-type="float">
            <text:p>15</text:p>
          </table:table-cell>
          <table:table-cell office:value-type="string" calcext:value-type="string">
            <text:p>And here finishes this small presentation about fades, hope you enjoyed it. Feel free to check the documentation in ReadTheDocs, or ask us any question via twitter, IRC or open issues in GitHub</text:p>
          </table:table-cell>
          <table:table-cell office:value-type="string" calcext:value-type="string">
            <text:p>Slide! The last one from the LT slides</text:p>
          </table:table-cell>
          <table:table-cell table:style-name="ce8"/>
        </table:table-row>
        <table:table-row table:style-name="ro2" table:number-rows-repeated="76">
          <table:table-cell table:number-columns-repeated="3"/>
          <table:table-cell table:style-name="ce8"/>
        </table:table-row>
        <table:table-row table:style-name="ro2" table:number-rows-repeated="1048477">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2">00/00/0000</text:date>, <text:time style:data-style-name="N2" text:time-value="19:31:33.63522658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08:09:53.758394112</meta:creation-date>
    <dc:date>2016-01-22T20:15:00.466159362</dc:date>
    <meta:editing-duration>P1DT1H47M15S</meta:editing-duration>
    <meta:editing-cycles>5</meta:editing-cycles>
    <meta:generator>LibreOffice/5.0.2.2$Linux_X86_64 LibreOffice_project/00m0$Build-2</meta:generator>
    <meta:document-statistic meta:table-count="1" meta:cell-count="73" meta:object-count="0"/>
  </office:meta>
</office:document-meta>
</file>